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652A76D8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2.5575in"/>
    </style:style>
    <style:style style:name="co3" style:family="table-column">
      <style:table-column-properties fo:break-before="auto" style:column-width="1.9063in"/>
    </style:style>
    <style:style style:name="co4" style:family="table-column">
      <style:table-column-properties fo:break-before="auto" style:column-width="1.7638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page" style:column-width="0.672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5291in"/>
    </style:style>
    <style:style style:name="co10" style:family="table-column">
      <style:table-column-properties fo:break-before="auto" style:column-width="1.2673in"/>
    </style:style>
    <style:style style:name="co11" style:family="table-column">
      <style:table-column-properties fo:break-before="auto" style:column-width="0.9583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055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302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ta1" style:family="table" style:master-page-name="PageStyle_5f_Data_20_Table">
      <style:table-properties table:display="true" style:writing-mode="lr-tb"/>
    </style:style>
    <style:style style:name="ce1" style:family="table-cell" style:parent-style-name="Default" style:data-style-name="N10147">
      <style:table-cell-properties fo:background-color="#0066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10147">
      <style:table-cell-properties fo:border-bottom="2.49pt solid #000000" fo:background-color="#006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1014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Excel_20_Built-in_20_Currency">
      <style:table-cell-properties fo:background-color="#006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Excel_20_Built-in_20_Currency" style:data-style-name="N133">
      <style:table-cell-properties fo:border-bottom="2.49pt solid #000000" fo:background-color="#00669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.6189in" style:writing-mode="page"/>
      <style:text-properties fo:color="#00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Currency" style:data-style-name="N141">
      <style:table-cell-properties fo:border-bottom="2.49pt solid #000000" fo:background-color="#00669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.6189in" style:writing-mode="page"/>
      <style:text-properties fo:color="#00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Excel_20_Built-in_20_Currency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Excel_20_Built-in_20_Currency">
      <style:table-cell-properties fo:background-color="#006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Excel_20_Built-in_20_Comma" style:data-style-name="N136">
      <style:table-cell-properties fo:border-bottom="2.49pt solid #000000" fo:background-color="#00669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.4126in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Excel_20_Built-in_20_Currency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Excel_20_Built-in_20_Currency">
      <style:table-cell-properties fo:background-color="#006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ff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20_Built-in_20_Currency" style:data-style-name="N137">
      <style:table-cell-properties fo:border-bottom="2.49pt solid #000000" fo:background-color="#00669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.4126in" style:writing-mode="page"/>
      <style:text-properties fo:color="#00ff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20_Built-in_20_Currency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ff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Comma" style:data-style-name="N14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ff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Table" table:style-name="ta1">
        <office:forms form:automatic-focus="false" form:apply-design-mode="false"/>
        <table:shapes>
          <draw:frame draw:z-index="0" draw:style-name="gr1" draw:text-style-name="P1" svg:width="18.2677in" svg:height="8.4087in" svg:x="9.2764in" svg:y="0.7303in">
            <draw:object draw:notify-on-update-of-ranges="'Data Table'.A2:'Data Table'.A65 'Data Table'.B1:'Data Table'.B1 'Data Table'.B2:'Data Table'.B65 'Data Table'.D1:'Data Table'.D1 'Data Table'.D2:'Data Table'.D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2" table:default-cell-style-name="ce13"/>
        <table:table-column table:style-name="co4" table:default-cell-style-name="ce14"/>
        <table:table-column table:style-name="co5" table:default-cell-style-name="ce16"/>
        <table:table-column table:style-name="co6" table:number-columns-repeated="3" table:default-cell-style-name="ce17"/>
        <table:table-column table:style-name="co6" table:number-columns-repeated="4" table:default-cell-style-name="ce18"/>
        <table:table-column table:style-name="co6" table:number-columns-repeated="2" table:default-cell-style-name="ce17"/>
        <table:table-column table:style-name="co7" table:default-cell-style-name="ce17"/>
        <table:table-column table:style-name="co6" table:default-cell-style-name="ce17"/>
        <table:table-column table:style-name="co8" table:number-columns-repeated="2" table:default-cell-style-name="ce17"/>
        <table:table-column table:style-name="co9" table:default-cell-style-name="ce17"/>
        <table:table-column table:style-name="co8" table:number-columns-repeated="3" table:default-cell-style-name="ce17"/>
        <table:table-column table:style-name="co9" table:default-cell-style-name="ce17"/>
        <table:table-column table:style-name="co8" table:number-columns-repeated="3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994" table:default-cell-style-name="ce17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office:string-value="Cost per Mb" calcext:value-type="string">
            <text:p>Cost per Mb </text:p>
          </table:table-cell>
          <table:table-cell table:style-name="ce8" office:value-type="string" office:string-value="Production (Mb)" calcext:value-type="string">
            <text:p>Production (Mb) </text:p>
          </table:table-cell>
          <table:table-cell table:style-name="ce11" office:value-type="string" office:string-value="Cost per Genome" calcext:value-type="string">
            <text:p>Cost per Genome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float" office:value="37164" calcext:value-type="float">
            <text:p>Sep-01</text:p>
          </table:table-cell>
          <table:table-cell table:style-name="ce5" office:value-type="float" office:value="5292.39288459743" calcext:value-type="float">
            <text:p>$5,292.39</text:p>
          </table:table-cell>
          <table:table-cell table:style-name="ce9" office:value-type="float" office:value="16200.3615547" calcext:value-type="float">
            <text:p>16,200 </text:p>
          </table:table-cell>
          <table:table-cell table:style-name="ce12" office:value-type="float" office:value="95263071.9227537" calcext:value-type="float">
            <text:p>$95,263,072</text:p>
          </table:table-cell>
          <table:table-cell table:formula="of:=[.D2]/[.B2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2"/>
          <table:table-cell/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7346" calcext:value-type="float">
            <text:p>Mar-02</text:p>
          </table:table-cell>
          <table:table-cell table:style-name="ce5" office:value-type="float" office:value="3898.63541198599" calcext:value-type="float">
            <text:p>$3,898.64</text:p>
          </table:table-cell>
          <table:table-cell table:style-name="ce9" office:value-type="float" office:value="16111.1703051" calcext:value-type="float">
            <text:p>16,111 </text:p>
          </table:table-cell>
          <table:table-cell table:style-name="ce12" office:value-type="float" office:value="70175437.4157478" calcext:value-type="float">
            <text:p>$70,175,437</text:p>
          </table:table-cell>
          <table:table-cell table:formula="of:=[.D4]/[.B4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2"/>
          <table:table-cell/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7529" calcext:value-type="float">
            <text:p>Sep-02</text:p>
          </table:table-cell>
          <table:table-cell table:style-name="ce5" office:value-type="float" office:value="3413.80119458543" calcext:value-type="float">
            <text:p>$3,413.80</text:p>
          </table:table-cell>
          <table:table-cell table:style-name="ce9" office:value-type="float" office:value="18733.9537907" calcext:value-type="float">
            <text:p>18,734 </text:p>
          </table:table-cell>
          <table:table-cell table:style-name="ce12" office:value-type="float" office:value="61448421.5025378" calcext:value-type="float">
            <text:p>$61,448,422</text:p>
          </table:table-cell>
          <table:table-cell table:formula="of:=[.D6]/[.B6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2"/>
          <table:table-cell/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7711" calcext:value-type="float">
            <text:p>Mar-03</text:p>
          </table:table-cell>
          <table:table-cell table:style-name="ce5" office:value-type="float" office:value="2986.20467096558" calcext:value-type="float">
            <text:p>$2,986.20</text:p>
          </table:table-cell>
          <table:table-cell table:style-name="ce9" office:value-type="float" office:value="23045.1563213" calcext:value-type="float">
            <text:p>23,045 </text:p>
          </table:table-cell>
          <table:table-cell table:style-name="ce12" office:value-type="float" office:value="53751684.0773804" calcext:value-type="float">
            <text:p>$53,751,684</text:p>
          </table:table-cell>
          <table:table-cell table:formula="of:=[.D8]/[.B8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2"/>
          <table:table-cell/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7925" calcext:value-type="float">
            <text:p>Oct-03</text:p>
          </table:table-cell>
          <table:table-cell table:style-name="ce5" office:value-type="float" office:value="2230.97523501797" calcext:value-type="float">
            <text:p>$2,230.98</text:p>
          </table:table-cell>
          <table:table-cell table:style-name="ce9" office:value-type="float" office:value="38343.9791773226" calcext:value-type="float">
            <text:p>38,344 </text:p>
          </table:table-cell>
          <table:table-cell table:style-name="ce12" office:value-type="float" office:value="40157554.2303234" calcext:value-type="float">
            <text:p>$40,157,554</text:p>
          </table:table-cell>
          <table:table-cell table:formula="of:=[.D10]/[.B10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017" calcext:value-type="float">
            <text:p>Jan-04</text:p>
          </table:table-cell>
          <table:table-cell table:style-name="ce5" office:value-type="float" office:value="1598.90978924023" calcext:value-type="float">
            <text:p>$1,598.91</text:p>
          </table:table-cell>
          <table:table-cell table:style-name="ce9" office:value-type="float" office:value="17862.2511871" calcext:value-type="float">
            <text:p>17,862 </text:p>
          </table:table-cell>
          <table:table-cell table:style-name="ce12" office:value-type="float" office:value="28780376.2063242" calcext:value-type="float">
            <text:p>$28,780,376</text:p>
          </table:table-cell>
          <table:table-cell table:formula="of:=[.D11]/[.B11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107" calcext:value-type="float">
            <text:p>Apr-04</text:p>
          </table:table-cell>
          <table:table-cell table:style-name="ce5" office:value-type="float" office:value="1135.69867449144" calcext:value-type="float">
            <text:p>$1,135.70</text:p>
          </table:table-cell>
          <table:table-cell table:style-name="ce9" office:value-type="float" office:value="21244.796586" calcext:value-type="float">
            <text:p>21,245 </text:p>
          </table:table-cell>
          <table:table-cell table:style-name="ce12" office:value-type="float" office:value="20442576.1408458" calcext:value-type="float">
            <text:p>$20,442,576</text:p>
          </table:table-cell>
          <table:table-cell table:formula="of:=[.D12]/[.B12]" office:value-type="float" office:value="17999.9999999999" calcext:value-type="float">
            <text:p>17999.9999999999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199" calcext:value-type="float">
            <text:p>Jul-04</text:p>
          </table:table-cell>
          <table:table-cell table:style-name="ce5" office:value-type="float" office:value="1107.46365195489" calcext:value-type="float">
            <text:p>$1,107.46</text:p>
          </table:table-cell>
          <table:table-cell table:style-name="ce9" office:value-type="float" office:value="22232.632475" calcext:value-type="float">
            <text:p>22,233 </text:p>
          </table:table-cell>
          <table:table-cell table:style-name="ce12" office:value-type="float" office:value="19934345.735188" calcext:value-type="float">
            <text:p>$19,934,346</text:p>
          </table:table-cell>
          <table:table-cell table:formula="of:=[.D13]/[.B13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291" calcext:value-type="float">
            <text:p>Oct-04</text:p>
          </table:table-cell>
          <table:table-cell table:style-name="ce5" office:value-type="float" office:value="1028.850675757" calcext:value-type="float">
            <text:p>$1,028.85</text:p>
          </table:table-cell>
          <table:table-cell table:style-name="ce9" office:value-type="float" office:value="25396.063573" calcext:value-type="float">
            <text:p>25,396 </text:p>
          </table:table-cell>
          <table:table-cell table:style-name="ce12" office:value-type="float" office:value="18519312.163626" calcext:value-type="float">
            <text:p>$18,519,312</text:p>
          </table:table-cell>
          <table:table-cell table:formula="of:=[.D14]/[.B14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383" calcext:value-type="float">
            <text:p>Jan-05</text:p>
          </table:table-cell>
          <table:table-cell table:style-name="ce5" office:value-type="float" office:value="974.164975656398" calcext:value-type="float">
            <text:p>$974.16</text:p>
          </table:table-cell>
          <table:table-cell table:style-name="ce9" office:value-type="float" office:value="24899.097132" calcext:value-type="float">
            <text:p>24,899 </text:p>
          </table:table-cell>
          <table:table-cell table:style-name="ce12" office:value-type="float" office:value="17534969.5618152" calcext:value-type="float">
            <text:p>$17,534,970</text:p>
          </table:table-cell>
          <table:table-cell table:formula="of:=[.D15]/[.B15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472" calcext:value-type="float">
            <text:p>Apr-05</text:p>
          </table:table-cell>
          <table:table-cell table:style-name="ce5" office:value-type="float" office:value="897.761079893624" calcext:value-type="float">
            <text:p>$897.76</text:p>
          </table:table-cell>
          <table:table-cell table:style-name="ce9" office:value-type="float" office:value="25822.6222239" calcext:value-type="float">
            <text:p>25,823 </text:p>
          </table:table-cell>
          <table:table-cell table:style-name="ce12" office:value-type="float" office:value="16159699.4380852" calcext:value-type="float">
            <text:p>$16,159,699</text:p>
          </table:table-cell>
          <table:table-cell table:formula="of:=[.D16]/[.B16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564" calcext:value-type="float">
            <text:p>Jul-05</text:p>
          </table:table-cell>
          <table:table-cell table:style-name="ce5" office:value-type="float" office:value="898.901339133253" calcext:value-type="float">
            <text:p>$898.90</text:p>
          </table:table-cell>
          <table:table-cell table:style-name="ce9" office:value-type="float" office:value="29784.8753934029" calcext:value-type="float">
            <text:p>29,785 </text:p>
          </table:table-cell>
          <table:table-cell table:style-name="ce12" office:value-type="float" office:value="16180224.1043986" calcext:value-type="float">
            <text:p>$16,180,224</text:p>
          </table:table-cell>
          <table:table-cell table:formula="of:=[.D17]/[.B17]" office:value-type="float" office:value="18000.0000000001" calcext:value-type="float">
            <text:p>18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656" calcext:value-type="float">
            <text:p>Oct-05</text:p>
          </table:table-cell>
          <table:table-cell table:style-name="ce5" office:value-type="float" office:value="766.729121883708" calcext:value-type="float">
            <text:p>$766.73</text:p>
          </table:table-cell>
          <table:table-cell table:style-name="ce9" office:value-type="float" office:value="30830.913029" calcext:value-type="float">
            <text:p>30,831 </text:p>
          </table:table-cell>
          <table:table-cell table:style-name="ce12" office:value-type="float" office:value="13801124.1939067" calcext:value-type="float">
            <text:p>$13,801,124</text:p>
          </table:table-cell>
          <table:table-cell table:formula="of:=[.D18]/[.B18]" office:value-type="float" office:value="17999.9999999999" calcext:value-type="float">
            <text:p>17999.9999999999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748" calcext:value-type="float">
            <text:p>Jan-06</text:p>
          </table:table-cell>
          <table:table-cell table:style-name="ce5" office:value-type="float" office:value="699.203272287638" calcext:value-type="float">
            <text:p>$699.20</text:p>
          </table:table-cell>
          <table:table-cell table:style-name="ce9" office:value-type="float" office:value="29964.356697" calcext:value-type="float">
            <text:p>29,964 </text:p>
          </table:table-cell>
          <table:table-cell table:style-name="ce12" office:value-type="float" office:value="12585658.9011775" calcext:value-type="float">
            <text:p>$12,585,659</text:p>
          </table:table-cell>
          <table:table-cell table:formula="of:=[.D19]/[.B19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837" calcext:value-type="float">
            <text:p>Apr-06</text:p>
          </table:table-cell>
          <table:table-cell table:style-name="ce5" office:value-type="float" office:value="651.807473345772" calcext:value-type="float">
            <text:p>$651.81</text:p>
          </table:table-cell>
          <table:table-cell table:style-name="ce9" office:value-type="float" office:value="33019.69948874" calcext:value-type="float">
            <text:p>33,020 </text:p>
          </table:table-cell>
          <table:table-cell table:style-name="ce12" office:value-type="float" office:value="11732534.5202239" calcext:value-type="float">
            <text:p>$11,732,535</text:p>
          </table:table-cell>
          <table:table-cell table:formula="of:=[.D20]/[.B20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8929" calcext:value-type="float">
            <text:p>Jul-06</text:p>
          </table:table-cell>
          <table:table-cell table:style-name="ce5" office:value-type="float" office:value="636.406401173526" calcext:value-type="float">
            <text:p>$636.41</text:p>
          </table:table-cell>
          <table:table-cell table:style-name="ce9" office:value-type="float" office:value="32866.22295001" calcext:value-type="float">
            <text:p>32,866 </text:p>
          </table:table-cell>
          <table:table-cell table:style-name="ce12" office:value-type="float" office:value="11455315.2211235" calcext:value-type="float">
            <text:p>$11,455,315</text:p>
          </table:table-cell>
          <table:table-cell table:formula="of:=[.D21]/[.B21]" office:value-type="float" office:value="18000.0000000001" calcext:value-type="float">
            <text:p>18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021" calcext:value-type="float">
            <text:p>Oct-06</text:p>
          </table:table-cell>
          <table:table-cell table:style-name="ce5" office:value-type="float" office:value="581.919797835996" calcext:value-type="float">
            <text:p>$581.92</text:p>
          </table:table-cell>
          <table:table-cell table:style-name="ce9" office:value-type="float" office:value="33746.30492422" calcext:value-type="float">
            <text:p>33,746 </text:p>
          </table:table-cell>
          <table:table-cell table:style-name="ce12" office:value-type="float" office:value="10474556.3610479" calcext:value-type="float">
            <text:p>$10,474,556</text:p>
          </table:table-cell>
          <table:table-cell table:formula="of:=[.D22]/[.B22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113" calcext:value-type="float">
            <text:p>Jan-07</text:p>
          </table:table-cell>
          <table:table-cell table:style-name="ce5" office:value-type="float" office:value="522.707717206898" calcext:value-type="float">
            <text:p>$522.71</text:p>
          </table:table-cell>
          <table:table-cell table:style-name="ce9" office:value-type="float" office:value="32713.3106411135" calcext:value-type="float">
            <text:p>32,713 </text:p>
          </table:table-cell>
          <table:table-cell table:style-name="ce12" office:value-type="float" office:value="9408738.90972417" calcext:value-type="float">
            <text:p>$9,408,739</text:p>
          </table:table-cell>
          <table:table-cell table:formula="of:=[.D23]/[.B23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202" calcext:value-type="float">
            <text:p>Apr-07</text:p>
          </table:table-cell>
          <table:table-cell table:style-name="ce5" office:value-type="float" office:value="502.611276062252" calcext:value-type="float">
            <text:p>$502.61</text:p>
          </table:table-cell>
          <table:table-cell table:style-name="ce9" office:value-type="float" office:value="30134.8126216193" calcext:value-type="float">
            <text:p>30,135 </text:p>
          </table:table-cell>
          <table:table-cell table:style-name="ce12" office:value-type="float" office:value="9047002.96912053" calcext:value-type="float">
            <text:p>$9,047,003</text:p>
          </table:table-cell>
          <table:table-cell table:formula="of:=[.D24]/[.B24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294" calcext:value-type="float">
            <text:p>Jul-07</text:p>
          </table:table-cell>
          <table:table-cell table:style-name="ce5" office:value-type="float" office:value="495.963452377878" calcext:value-type="float">
            <text:p>$495.96</text:p>
          </table:table-cell>
          <table:table-cell table:style-name="ce9" office:value-type="float" office:value="29926.87517" calcext:value-type="float">
            <text:p>29,927 </text:p>
          </table:table-cell>
          <table:table-cell table:style-name="ce12" office:value-type="float" office:value="8927342.14280181" calcext:value-type="float">
            <text:p>$8,927,342</text:p>
          </table:table-cell>
          <table:table-cell table:formula="of:=[.D25]/[.B25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386" calcext:value-type="float">
            <text:p>Oct-07</text:p>
          </table:table-cell>
          <table:table-cell table:style-name="ce5" office:value-type="float" office:value="397.087299360161" calcext:value-type="float">
            <text:p>$397.09</text:p>
          </table:table-cell>
          <table:table-cell table:style-name="ce9" office:value-type="float" office:value="30363.284715" calcext:value-type="float">
            <text:p>30,363 </text:p>
          </table:table-cell>
          <table:table-cell table:style-name="ce12" office:value-type="float" office:value="7147571.3884829" calcext:value-type="float">
            <text:p>$7,147,571</text:p>
          </table:table-cell>
          <table:table-cell table:formula="of:=[.D26]/[.B26]" office:value-type="float" office:value="18000" calcext:value-type="float">
            <text:p>18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478" calcext:value-type="float">
            <text:p>Jan-08</text:p>
          </table:table-cell>
          <table:table-cell table:style-name="ce5" office:value-type="float" office:value="102.127332976897" calcext:value-type="float">
            <text:p>$102.13</text:p>
          </table:table-cell>
          <table:table-cell table:style-name="ce9" office:value-type="float" office:value="92987.283233" calcext:value-type="float">
            <text:p>92,987 </text:p>
          </table:table-cell>
          <table:table-cell table:style-name="ce12" office:value-type="float" office:value="3063819.9893069" calcext:value-type="float">
            <text:p>$3,063,820</text:p>
          </table:table-cell>
          <table:table-cell table:formula="of:=[.D27]/[.B27]" office:value-type="float" office:value="29999.9999999999" calcext:value-type="float">
            <text:p>29999.9999999999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568" calcext:value-type="float">
            <text:p>Apr-08</text:p>
          </table:table-cell>
          <table:table-cell table:style-name="ce5" office:value-type="float" office:value="15.0331358774212" calcext:value-type="float">
            <text:p>$15.03</text:p>
          </table:table-cell>
          <table:table-cell table:style-name="ce9" office:value-type="float" office:value="347571.775486" calcext:value-type="float">
            <text:p>347,572 </text:p>
          </table:table-cell>
          <table:table-cell table:style-name="ce12" office:value-type="float" office:value="1352982.22896791" calcext:value-type="float">
            <text:p>$1,352,982</text:p>
          </table:table-cell>
          <table:table-cell table:formula="of:=[.D28]/[.B28]" office:value-type="float" office:value="90000.0000000001" calcext:value-type="float">
            <text:p>90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660" calcext:value-type="float">
            <text:p>Jul-08</text:p>
          </table:table-cell>
          <table:table-cell table:style-name="ce5" office:value-type="float" office:value="8.35644335788914" calcext:value-type="float">
            <text:p>$8.36</text:p>
          </table:table-cell>
          <table:table-cell table:style-name="ce9" office:value-type="float" office:value="682807.365114" calcext:value-type="float">
            <text:p>682,807 </text:p>
          </table:table-cell>
          <table:table-cell table:style-name="ce12" office:value-type="float" office:value="752079.902210023" calcext:value-type="float">
            <text:p>$752,080</text:p>
          </table:table-cell>
          <table:table-cell table:formula="of:=[.D29]/[.B29]" office:value-type="float" office:value="90000.0000000001" calcext:value-type="float">
            <text:p>90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752" calcext:value-type="float">
            <text:p>Oct-08</text:p>
          </table:table-cell>
          <table:table-cell table:style-name="ce5" office:value-type="float" office:value="3.8055784468656" calcext:value-type="float">
            <text:p>$3.81</text:p>
          </table:table-cell>
          <table:table-cell table:style-name="ce9" office:value-type="float" office:value="1579158.188503" calcext:value-type="float">
            <text:p>1,579,158 </text:p>
          </table:table-cell>
          <table:table-cell table:style-name="ce12" office:value-type="float" office:value="342502.060217904" calcext:value-type="float">
            <text:p>$342,502</text:p>
          </table:table-cell>
          <table:table-cell table:formula="of:=[.D30]/[.B30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844" calcext:value-type="float">
            <text:p>Jan-09</text:p>
          </table:table-cell>
          <table:table-cell table:style-name="ce5" office:value-type="float" office:value="2.58594930825627" calcext:value-type="float">
            <text:p>$2.59</text:p>
          </table:table-cell>
          <table:table-cell table:style-name="ce9" office:value-type="float" office:value="1969911.159882" calcext:value-type="float">
            <text:p>1,969,911 </text:p>
          </table:table-cell>
          <table:table-cell table:style-name="ce12" office:value-type="float" office:value="232735.437743064" calcext:value-type="float">
            <text:p>$232,735</text:p>
          </table:table-cell>
          <table:table-cell table:formula="of:=[.D31]/[.B31]" office:value-type="float" office:value="89999.9999999999" calcext:value-type="float">
            <text:p>89999.9999999999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39933" calcext:value-type="float">
            <text:p>Apr-09</text:p>
          </table:table-cell>
          <table:table-cell table:style-name="ce5" office:value-type="float" office:value="1.71903998969201" calcext:value-type="float">
            <text:p>$1.72</text:p>
          </table:table-cell>
          <table:table-cell table:style-name="ce9" office:value-type="float" office:value="3694855.7776" calcext:value-type="float">
            <text:p>3,694,856 </text:p>
          </table:table-cell>
          <table:table-cell table:style-name="ce12" office:value-type="float" office:value="154713.599072281" calcext:value-type="float">
            <text:p>$154,714</text:p>
          </table:table-cell>
          <table:table-cell table:formula="of:=[.D32]/[.B32]" office:value-type="float" office:value="90000.0000000001" calcext:value-type="float">
            <text:p>90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025" calcext:value-type="float">
            <text:p>Jul-09</text:p>
          </table:table-cell>
          <table:table-cell table:style-name="ce5" office:value-type="float" office:value="1.20072377153171" calcext:value-type="float">
            <text:p>$1.20</text:p>
          </table:table-cell>
          <table:table-cell table:style-name="ce9" office:value-type="float" office:value="9645048.6227" calcext:value-type="float">
            <text:p>9,645,049 </text:p>
          </table:table-cell>
          <table:table-cell table:style-name="ce12" office:value-type="float" office:value="108065.139437854" calcext:value-type="float">
            <text:p>$108,065</text:p>
          </table:table-cell>
          <table:table-cell table:formula="of:=[.D33]/[.B33]" office:value-type="float" office:value="90000.0000000001" calcext:value-type="float">
            <text:p>90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117" calcext:value-type="float">
            <text:p>Oct-09</text:p>
          </table:table-cell>
          <table:table-cell table:style-name="ce5" office:value-type="float" office:value="0.781481493601765" calcext:value-type="float">
            <text:p>$0.78</text:p>
          </table:table-cell>
          <table:table-cell table:style-name="ce9" office:value-type="float" office:value="10492958.2374" calcext:value-type="float">
            <text:p>10,492,958 </text:p>
          </table:table-cell>
          <table:table-cell table:style-name="ce12" office:value-type="float" office:value="70333.3344241588" calcext:value-type="float">
            <text:p>$70,333</text:p>
          </table:table-cell>
          <table:table-cell table:formula="of:=[.D34]/[.B34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209" calcext:value-type="float">
            <text:p>Jan-10</text:p>
          </table:table-cell>
          <table:table-cell table:style-name="ce5" office:value-type="float" office:value="0.519714142549029" calcext:value-type="float">
            <text:p>$0.52</text:p>
          </table:table-cell>
          <table:table-cell table:style-name="ce9" office:value-type="float" office:value="17784582.0076" calcext:value-type="float">
            <text:p>17,784,582 </text:p>
          </table:table-cell>
          <table:table-cell table:style-name="ce12" office:value-type="float" office:value="46774.2728294126" calcext:value-type="float">
            <text:p>$46,774</text:p>
          </table:table-cell>
          <table:table-cell table:formula="of:=[.D35]/[.B35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3">
          <table:table-cell table:style-name="ce2" office:value-type="float" office:value="40298" calcext:value-type="float">
            <text:p>Apr-10</text:p>
          </table:table-cell>
          <table:table-cell table:style-name="ce5" office:value-type="float" office:value="0.350133772694846" calcext:value-type="float">
            <text:p>$0.35</text:p>
          </table:table-cell>
          <table:table-cell table:style-name="ce9" office:value-type="float" office:value="27543005.739" calcext:value-type="float">
            <text:p>27,543,006 </text:p>
          </table:table-cell>
          <table:table-cell table:style-name="ce12" office:value-type="float" office:value="31512.0395425361" calcext:value-type="float">
            <text:p>$31,512</text:p>
          </table:table-cell>
          <table:table-cell table:formula="of:=[.D36]/[.B36]" office:value-type="float" office:value="89999.9999999999" calcext:value-type="float">
            <text:p>89999.9999999999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390" calcext:value-type="float">
            <text:p>Jul-10</text:p>
          </table:table-cell>
          <table:table-cell table:style-name="ce5" office:value-type="float" office:value="0.345832897084158" calcext:value-type="float">
            <text:p>$0.35</text:p>
          </table:table-cell>
          <table:table-cell table:style-name="ce9" office:value-type="float" office:value="39436407" calcext:value-type="float">
            <text:p>39,436,407 </text:p>
          </table:table-cell>
          <table:table-cell table:style-name="ce12" office:value-type="float" office:value="31124.9607375743" calcext:value-type="float">
            <text:p>$31,125</text:p>
          </table:table-cell>
          <table:table-cell table:formula="of:=[.D37]/[.B37]" office:value-type="float" office:value="90000.0000000002" calcext:value-type="float">
            <text:p>90000.0000000002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482" calcext:value-type="float">
            <text:p>Oct-10</text:p>
          </table:table-cell>
          <table:table-cell table:style-name="ce5" office:value-type="float" office:value="0.323241486060564" calcext:value-type="float">
            <text:p>$0.32</text:p>
          </table:table-cell>
          <table:table-cell table:style-name="ce9" office:value-type="float" office:value="50917456" calcext:value-type="float">
            <text:p>50,917,456 </text:p>
          </table:table-cell>
          <table:table-cell table:style-name="ce12" office:value-type="float" office:value="29091.7337454507" calcext:value-type="float">
            <text:p>$29,092</text:p>
          </table:table-cell>
          <table:table-cell table:formula="of:=[.D38]/[.B38]" office:value-type="float" office:value="89999.9999999998" calcext:value-type="float">
            <text:p>89999.9999999998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574" calcext:value-type="float">
            <text:p>Jan-11</text:p>
          </table:table-cell>
          <table:table-cell table:style-name="ce5" office:value-type="float" office:value="0.232919802788843" calcext:value-type="float">
            <text:p>$0.23</text:p>
          </table:table-cell>
          <table:table-cell table:style-name="ce9" office:value-type="float" office:value="61754444" calcext:value-type="float">
            <text:p>61,754,444 </text:p>
          </table:table-cell>
          <table:table-cell table:style-name="ce12" office:value-type="float" office:value="20962.7822509958" calcext:value-type="float">
            <text:p>$20,963</text:p>
          </table:table-cell>
          <table:table-cell table:formula="of:=[.D39]/[.B39]" office:value-type="float" office:value="89999.9999999997" calcext:value-type="float">
            <text:p>89999.9999999997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663" calcext:value-type="float">
            <text:p>Apr-11</text:p>
          </table:table-cell>
          <table:table-cell table:style-name="ce5" office:value-type="float" office:value="0.185689034573575" calcext:value-type="float">
            <text:p>$0.19</text:p>
          </table:table-cell>
          <table:table-cell table:style-name="ce9" office:value-type="float" office:value="72920050.371072" calcext:value-type="float">
            <text:p>72,920,050 </text:p>
          </table:table-cell>
          <table:table-cell table:style-name="ce12" office:value-type="float" office:value="16712.0131116217" calcext:value-type="float">
            <text:p>$16,712</text:p>
          </table:table-cell>
          <table:table-cell table:formula="of:=[.D40]/[.B40]" office:value-type="float" office:value="89999.9999999997" calcext:value-type="float">
            <text:p>89999.9999999997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755" calcext:value-type="float">
            <text:p>Jul-11</text:p>
          </table:table-cell>
          <table:table-cell table:style-name="ce5" office:value-type="float" office:value="0.116632599765115" calcext:value-type="float">
            <text:p>$0.12</text:p>
          </table:table-cell>
          <table:table-cell table:style-name="ce9" office:value-type="float" office:value="86550037.429" calcext:value-type="float">
            <text:p>86,550,037 </text:p>
          </table:table-cell>
          <table:table-cell table:style-name="ce12" office:value-type="float" office:value="10496.9339788604" calcext:value-type="float">
            <text:p>$10,497</text:p>
          </table:table-cell>
          <table:table-cell table:formula="of:=[.D41]/[.B41]" office:value-type="float" office:value="90000.0000000004" calcext:value-type="float">
            <text:p>90000.0000000004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846" calcext:value-type="float">
            <text:p>Oct-11</text:p>
          </table:table-cell>
          <table:table-cell table:style-name="ce5" table:formula="of:=['smb://centaur.nhgri.nih.gov/share/DERshare/CENTERS/Sequencing%20Team%20Resources/Frequently%20Referenced%20Graphs%20-%20Cost,%20Capacity/Sequencing%20Cost%20Moores%20Law%20Sep%202017v2.xls'#$'Graph Data'.AM5]" office:value-type="float" office:value="0.0860382011628342" calcext:value-type="float">
            <text:p>$0.09</text:p>
          </table:table-cell>
          <table:table-cell table:style-name="ce9" office:value-type="float" office:value="104787021.085149" calcext:value-type="float">
            <text:p>104,787,021 </text:p>
          </table:table-cell>
          <table:table-cell table:style-name="ce12" office:value-type="float" office:value="7743.43810465508" calcext:value-type="float">
            <text:p>$7,743</text:p>
          </table:table-cell>
          <table:table-cell table:formula="of:=[.D42]/[.B42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0939" calcext:value-type="float">
            <text:p>Jan-12</text:p>
          </table:table-cell>
          <table:table-cell table:style-name="ce5" table:formula="of:=['smb://centaur.nhgri.nih.gov/share/DERshare/CENTERS/Sequencing%20Team%20Resources/Frequently%20Referenced%20Graphs%20-%20Cost,%20Capacity/Sequencing%20Cost%20Moores%20Law%20Sep%202017v2.xls'#$'Graph Data'.AN5]" office:value-type="float" office:value="0.0851802115362145" calcext:value-type="float">
            <text:p>$0.09</text:p>
          </table:table-cell>
          <table:table-cell table:style-name="ce9" office:value-type="float" office:value="84739054.9783" calcext:value-type="float">
            <text:p>84,739,055 </text:p>
          </table:table-cell>
          <table:table-cell table:style-name="ce12" office:value-type="float" office:value="7666.2190382593" calcext:value-type="float">
            <text:p>$7,666</text:p>
          </table:table-cell>
          <table:table-cell table:formula="of:=[.D43]/[.B43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029" calcext:value-type="float">
            <text:p>Apr-12</text:p>
          </table:table-cell>
          <table:table-cell table:style-name="ce5" table:formula="of:=['smb://centaur.nhgri.nih.gov/share/DERshare/CENTERS/Sequencing%20Team%20Resources/Frequently%20Referenced%20Graphs%20-%20Cost,%20Capacity/Sequencing%20Cost%20Moores%20Law%20Sep%202017v2.xls'#$'Graph Data'.AO5]" office:value-type="float" office:value="0.0655699181719702" calcext:value-type="float">
            <text:p>$0.07</text:p>
          </table:table-cell>
          <table:table-cell table:style-name="ce9" office:value-type="float" office:value="63573558.092972" calcext:value-type="float">
            <text:p>63,573,558 </text:p>
          </table:table-cell>
          <table:table-cell table:style-name="ce12" office:value-type="float" office:value="5901.29263547731" calcext:value-type="float">
            <text:p>$5,901</text:p>
          </table:table-cell>
          <table:table-cell table:formula="of:=[.D44]/[.B44]" office:value-type="float" office:value="89999.9999999999" calcext:value-type="float">
            <text:p>89999.9999999999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121" calcext:value-type="float">
            <text:p>Jul-12</text:p>
          </table:table-cell>
          <table:table-cell table:style-name="ce5" table:formula="of:=['smb://centaur.nhgri.nih.gov/share/DERshare/CENTERS/Sequencing%20Team%20Resources/Frequently%20Referenced%20Graphs%20-%20Cost,%20Capacity/Sequencing%20Cost%20Moores%20Law%20Sep%202017v2.xls'#$'Graph Data'.AP5]" office:value-type="float" office:value="0.0664969037714679" calcext:value-type="float">
            <text:p>$0.07</text:p>
          </table:table-cell>
          <table:table-cell table:style-name="ce9" office:value-type="float" office:value="57667068.278581" calcext:value-type="float">
            <text:p>57,667,068 </text:p>
          </table:table-cell>
          <table:table-cell table:style-name="ce12" office:value-type="float" office:value="5984.72133943211" calcext:value-type="float">
            <text:p>$5,985</text:p>
          </table:table-cell>
          <table:table-cell table:formula="of:=[.D45]/[.B45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213" calcext:value-type="float">
            <text:p>Oct-12</text:p>
          </table:table-cell>
          <table:table-cell table:style-name="ce5" table:formula="of:=['smb://centaur.nhgri.nih.gov/share/DERshare/CENTERS/Sequencing%20Team%20Resources/Frequently%20Referenced%20Graphs%20-%20Cost,%20Capacity/Sequencing%20Cost%20Moores%20Law%20Sep%202017v2.xls'#$'Graph Data'.AQ5]" office:value-type="float" office:value="0.0735372142078257" calcext:value-type="float">
            <text:p>$0.07</text:p>
          </table:table-cell>
          <table:table-cell table:style-name="ce9" office:value-type="float" office:value="93461254.5347049" calcext:value-type="float">
            <text:p>93,461,255 </text:p>
          </table:table-cell>
          <table:table-cell table:style-name="ce12" office:value-type="float" office:value="6618.34927870432" calcext:value-type="float">
            <text:p>$6,618</text:p>
          </table:table-cell>
          <table:table-cell table:formula="of:=[.D46]/[.B46]" office:value-type="float" office:value="90000.0000000001" calcext:value-type="float">
            <text:p>90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305" calcext:value-type="float">
            <text:p>Jan-13</text:p>
          </table:table-cell>
          <table:table-cell table:style-name="ce5" table:formula="of:=['smb://centaur.nhgri.nih.gov/share/DERshare/CENTERS/Sequencing%20Team%20Resources/Frequently%20Referenced%20Graphs%20-%20Cost,%20Capacity/Sequencing%20Cost%20Moores%20Law%20Sep%202017v2.xls'#$'Graph Data'.AR5]" office:value-type="float" office:value="0.0630149564239849" calcext:value-type="float">
            <text:p>$0.06</text:p>
          </table:table-cell>
          <table:table-cell table:style-name="ce9" office:value-type="float" office:value="97398911.6776166" calcext:value-type="float">
            <text:p>97,398,912 </text:p>
          </table:table-cell>
          <table:table-cell table:style-name="ce12" office:value-type="float" office:value="5671.34607815864" calcext:value-type="float">
            <text:p>$5,671</text:p>
          </table:table-cell>
          <table:table-cell table:formula="of:=[.D47]/[.B47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394" calcext:value-type="float">
            <text:p>Apr-13</text:p>
          </table:table-cell>
          <table:table-cell table:style-name="ce5" table:formula="of:=['smb://centaur.nhgri.nih.gov/share/DERshare/CENTERS/Sequencing%20Team%20Resources/Frequently%20Referenced%20Graphs%20-%20Cost,%20Capacity/Sequencing%20Cost%20Moores%20Law%20Sep%202017v2.xls'#$'Graph Data'.AS5]" office:value-type="float" office:value="0.0636412484229095" calcext:value-type="float">
            <text:p>$0.06</text:p>
          </table:table-cell>
          <table:table-cell table:style-name="ce9" office:value-type="float" office:value="99755309.64314" calcext:value-type="float">
            <text:p>99,755,310 </text:p>
          </table:table-cell>
          <table:table-cell table:style-name="ce12" table:formula="of:=['smb://centaur.nhgri.nih.gov/share/DERshare/CENTERS/Sequencing%20Team%20Resources/Frequently%20Referenced%20Graphs%20-%20Cost,%20Capacity/Sequencing%20Cost%20Moores%20Law%20Sep%202017v2.xls'#$'Graph Data'.AT7]" office:value-type="float" office:value="5550.26483952985" calcext:value-type="float">
            <text:p>$5,550</text:p>
          </table:table-cell>
          <table:table-cell table:formula="of:=[.D48]/[.B48]" office:value-type="float" office:value="87211.7530229321" calcext:value-type="float">
            <text:p>87211.753022932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486" calcext:value-type="float">
            <text:p>Jul-13</text:p>
          </table:table-cell>
          <table:table-cell table:style-name="ce5" office:value-type="float" office:value="0.0616696093281095" calcext:value-type="float">
            <text:p>$0.06</text:p>
          </table:table-cell>
          <table:table-cell table:style-name="ce9" office:value-type="float" office:value="89779127.504" calcext:value-type="float">
            <text:p>89,779,128 </text:p>
          </table:table-cell>
          <table:table-cell table:style-name="ce12" office:value-type="float" office:value="5550.26483952985" calcext:value-type="float">
            <text:p>$5,550</text:p>
          </table:table-cell>
          <table:table-cell table:formula="of:=[.D49]/[.B49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578" calcext:value-type="float">
            <text:p>Oct-13</text:p>
          </table:table-cell>
          <table:table-cell table:style-name="ce5" office:value-type="float" office:value="0.0566230780616118" calcext:value-type="float">
            <text:p>$0.06</text:p>
          </table:table-cell>
          <table:table-cell table:style-name="ce9" office:value-type="float" office:value="145773433.157563" calcext:value-type="float">
            <text:p>145,773,433 </text:p>
          </table:table-cell>
          <table:table-cell table:style-name="ce12" office:value-type="float" office:value="5096.07702554506" calcext:value-type="float">
            <text:p>$5,096</text:p>
          </table:table-cell>
          <table:table-cell table:formula="of:=[.D50]/[.B50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670" calcext:value-type="float">
            <text:p>Jan-14</text:p>
          </table:table-cell>
          <table:table-cell table:style-name="ce5" office:value-type="float" office:value="0.0445345222123172" calcext:value-type="float">
            <text:p>$0.04</text:p>
          </table:table-cell>
          <table:table-cell table:style-name="ce9" office:value-type="float" office:value="184102368.005" calcext:value-type="float">
            <text:p>184,102,368 </text:p>
          </table:table-cell>
          <table:table-cell table:style-name="ce12" office:value-type="float" office:value="4008.10699910855" calcext:value-type="float">
            <text:p>$4,008</text:p>
          </table:table-cell>
          <table:table-cell table:formula="of:=[.D51]/[.B51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759" calcext:value-type="float">
            <text:p>Apr-14</text:p>
          </table:table-cell>
          <table:table-cell table:style-name="ce5" office:value-type="float" office:value="0.0546721871011926" calcext:value-type="float">
            <text:p>$0.05</text:p>
          </table:table-cell>
          <table:table-cell table:style-name="ce9" office:value-type="float" office:value="118688007.282101" calcext:value-type="float">
            <text:p>118,688,007 </text:p>
          </table:table-cell>
          <table:table-cell table:style-name="ce12" office:value-type="float" office:value="4920.49683910734" calcext:value-type="float">
            <text:p>$4,920</text:p>
          </table:table-cell>
          <table:table-cell table:formula="of:=[.D52]/[.B52]" office:value-type="float" office:value="90000.0000000001" calcext:value-type="float">
            <text:p>90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851" calcext:value-type="float">
            <text:p>Jul-14</text:p>
          </table:table-cell>
          <table:table-cell table:style-name="ce5" office:value-type="float" office:value="0.0544983018675451" calcext:value-type="float">
            <text:p>$0.05</text:p>
          </table:table-cell>
          <table:table-cell table:style-name="ce9" office:value-type="float" office:value="112259040.568" calcext:value-type="float">
            <text:p>112,259,041 </text:p>
          </table:table-cell>
          <table:table-cell table:style-name="ce12" office:value-type="float" office:value="4904.84716807906" calcext:value-type="float">
            <text:p>$4,905</text:p>
          </table:table-cell>
          <table:table-cell table:formula="of:=[.D53]/[.B53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1943" calcext:value-type="float">
            <text:p>Oct-14</text:p>
          </table:table-cell>
          <table:table-cell table:style-name="ce5" office:value-type="float" office:value="0.0636765613837311" calcext:value-type="float">
            <text:p>$0.06</text:p>
          </table:table-cell>
          <table:table-cell table:style-name="ce9" office:value-type="float" office:value="55743514.68027" calcext:value-type="float">
            <text:p>55,743,515 </text:p>
          </table:table-cell>
          <table:table-cell table:style-name="ce12" office:value-type="float" office:value="5730.8905245358" calcext:value-type="float">
            <text:p>$5,731</text:p>
          </table:table-cell>
          <table:table-cell table:formula="of:=[.D54]/[.B54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2035" calcext:value-type="float">
            <text:p>Jan-15</text:p>
          </table:table-cell>
          <table:table-cell table:style-name="ce5" office:value-type="float" office:value="0.0441093086895207" calcext:value-type="float">
            <text:p>$0.04</text:p>
          </table:table-cell>
          <table:table-cell table:style-name="ce9" office:value-type="float" office:value="103798746.367411" calcext:value-type="float">
            <text:p>103,798,746 </text:p>
          </table:table-cell>
          <table:table-cell table:style-name="ce12" office:value-type="float" office:value="3969.83778205686" calcext:value-type="float">
            <text:p>$3,970</text:p>
          </table:table-cell>
          <table:table-cell table:formula="of:=[.D55]/[.B55]" office:value-type="float" office:value="90000" calcext:value-type="float">
            <text:p>900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2124" calcext:value-type="float">
            <text:p>Apr-15</text:p>
          </table:table-cell>
          <table:table-cell table:style-name="ce5" office:value-type="float" office:value="0.0467865256395565" calcext:value-type="float">
            <text:p>$0.05</text:p>
          </table:table-cell>
          <table:table-cell table:style-name="ce9" office:value-type="float" office:value="125943351.446329" calcext:value-type="float">
            <text:p>125,943,351 </text:p>
          </table:table-cell>
          <table:table-cell table:style-name="ce12" office:value-type="float" office:value="4210.78730756009" calcext:value-type="float">
            <text:p>$4,211</text:p>
          </table:table-cell>
          <table:table-cell table:formula="of:=[.D56]/[.B56]" office:value-type="float" office:value="90000.0000000001" calcext:value-type="float">
            <text:p>90000.0000000001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2216" calcext:value-type="float">
            <text:p>Jul-15</text:p>
          </table:table-cell>
          <table:table-cell table:style-name="ce6" office:value-type="float" office:value="0.0151471134830736" calcext:value-type="float">
            <text:p>$0.015</text:p>
          </table:table-cell>
          <table:table-cell table:style-name="ce9" office:value-type="float" office:value="680351188.314533" calcext:value-type="float">
            <text:p>680,351,188 </text:p>
          </table:table-cell>
          <table:table-cell table:style-name="ce12" office:value-type="float" office:value="1363.24021347662" calcext:value-type="float">
            <text:p>$1,363</text:p>
          </table:table-cell>
          <table:table-cell table:formula="of:=[.D57]/[.B57]" office:value-type="float" office:value="89999.9999999997" calcext:value-type="float">
            <text:p>89999.9999999997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2308" calcext:value-type="float">
            <text:p>Oct-15</text:p>
          </table:table-cell>
          <table:table-cell table:style-name="ce6" office:value-type="float" office:value="0.0138367646413376" calcext:value-type="float">
            <text:p>$0.014</text:p>
          </table:table-cell>
          <table:table-cell table:style-name="ce9" office:value-type="float" office:value="414511885.673287" calcext:value-type="float">
            <text:p>414,511,886 </text:p>
          </table:table-cell>
          <table:table-cell table:style-name="ce12" office:value-type="float" office:value="1245.30881772039" calcext:value-type="float">
            <text:p>$1,245</text:p>
          </table:table-cell>
          <table:table-cell table:formula="of:=[.D58]/[.B58]" office:value-type="float" office:value="90000.0000000004" calcext:value-type="float">
            <text:p>90000.0000000004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/>
          <table:table-cell table:style-name="ce15"/>
          <table:table-cell table:number-columns-repeated="1018"/>
        </table:table-row>
        <table:table-row table:style-name="ro2">
          <table:table-cell table:style-name="ce2" office:value-type="float" office:value="42490" calcext:value-type="float">
            <text:p>Apr-16</text:p>
          </table:table-cell>
          <table:table-cell table:style-name="ce6" table:formula="of:=['smb://centaur.nhgri.nih.gov/share/DERshare/CENTERS/Sequencing%20Team%20Resources/Frequently%20Referenced%20Graphs%20-%20Cost,%20Capacity/Sequencing%20Cost%20Moores%20Law%20Sep%202017v2.xls'#$'Graph Data'.BD5]" office:value-type="float" office:value="0.0144076742647683" calcext:value-type="float">
            <text:p>$0.014</text:p>
          </table:table-cell>
          <table:table-cell table:style-name="ce9" table:formula="of:=['smb://centaur.nhgri.nih.gov/share/DERshare/CENTERS/Sequencing%20Team%20Resources/Frequently%20Referenced%20Graphs%20-%20Cost,%20Capacity/Sequencing%20Cost%20Moores%20Law%20Sep%202017v2.xls'#$'Graph Data'.BD34]" office:value-type="float" office:value="915724432.53954" calcext:value-type="float">
            <text:p>915,724,433 </text:p>
          </table:table-cell>
          <table:table-cell table:style-name="ce12" table:formula="of:=['smb://centaur.nhgri.nih.gov/share/DERshare/CENTERS/Sequencing%20Team%20Resources/Frequently%20Referenced%20Graphs%20-%20Cost,%20Capacity/Sequencing%20Cost%20Moores%20Law%20Sep%202017v2.xls'#$'Graph Data'.BD7]" office:value-type="float" office:value="1296.69068382915" calcext:value-type="float">
            <text:p>$1,297</text:p>
          </table:table-cell>
          <table:table-cell table:formula="of:=[.D60]/[.B60]" office:value-type="float" office:value="90000.0000000002" calcext:value-type="float">
            <text:p>90000.0000000002</text:p>
          </table:table-cell>
          <table:table-cell table:number-columns-repeated="1019"/>
        </table:table-row>
        <table:table-row table:style-name="ro2">
          <table:table-cell table:style-name="ce2" office:value-type="float" office:value="42582" calcext:value-type="float">
            <text:p>Jul-16</text:p>
          </table:table-cell>
          <table:table-cell table:style-name="ce6" table:formula="of:=['smb://centaur.nhgri.nih.gov/share/DERshare/CENTERS/Sequencing%20Team%20Resources/Frequently%20Referenced%20Graphs%20-%20Cost,%20Capacity/Sequencing%20Cost%20Moores%20Law%20Sep%202017v2.xls'#$'Graph Data'.BE5]" office:value-type="float" office:value="0.0250788568064379" calcext:value-type="float">
            <text:p>$0.025</text:p>
          </table:table-cell>
          <table:table-cell table:style-name="ce9" table:formula="of:=['smb://centaur.nhgri.nih.gov/share/DERshare/CENTERS/Sequencing%20Team%20Resources/Frequently%20Referenced%20Graphs%20-%20Cost,%20Capacity/Sequencing%20Cost%20Moores%20Law%20Sep%202017v2.xls'#$'Graph Data'.BE34]" office:value-type="float" office:value="320940601.15221" calcext:value-type="float">
            <text:p>320,940,601 </text:p>
          </table:table-cell>
          <table:table-cell table:style-name="ce12" table:formula="of:=['smb://centaur.nhgri.nih.gov/share/DERshare/CENTERS/Sequencing%20Team%20Resources/Frequently%20Referenced%20Graphs%20-%20Cost,%20Capacity/Sequencing%20Cost%20Moores%20Law%20Sep%202017v2.xls'#$'Graph Data'.BE7]" office:value-type="float" office:value="2257.09711257941" calcext:value-type="float">
            <text:p>$2,257</text:p>
          </table:table-cell>
          <table:table-cell table:formula="of:=[.D61]/[.B61]" office:value-type="float" office:value="90000" calcext:value-type="float">
            <text:p>90000</text:p>
          </table:table-cell>
          <table:table-cell table:number-columns-repeated="1019"/>
        </table:table-row>
        <table:table-row table:style-name="ro2">
          <table:table-cell table:style-name="ce2" office:value-type="float" office:value="42674" calcext:value-type="float">
            <text:p>Oct-16</text:p>
          </table:table-cell>
          <table:table-cell table:style-name="ce6" table:formula="of:=['smb://centaur.nhgri.nih.gov/share/DERshare/CENTERS/Sequencing%20Team%20Resources/Frequently%20Referenced%20Graphs%20-%20Cost,%20Capacity/Sequencing%20Cost%20Moores%20Law%20Sep%202017v2.xls'#$'Graph Data'.BF5]" office:value-type="float" office:value="0.0150643363081815" calcext:value-type="float">
            <text:p>$0.015</text:p>
          </table:table-cell>
          <table:table-cell table:style-name="ce9" table:formula="of:=['smb://centaur.nhgri.nih.gov/share/DERshare/CENTERS/Sequencing%20Team%20Resources/Frequently%20Referenced%20Graphs%20-%20Cost,%20Capacity/Sequencing%20Cost%20Moores%20Law%20Sep%202017v2.xls'#$'Graph Data'.BF34]" office:value-type="float" office:value="848170515.673676" calcext:value-type="float">
            <text:p>848,170,516 </text:p>
          </table:table-cell>
          <table:table-cell table:style-name="ce12" table:formula="of:=['smb://centaur.nhgri.nih.gov/share/DERshare/CENTERS/Sequencing%20Team%20Resources/Frequently%20Referenced%20Graphs%20-%20Cost,%20Capacity/Sequencing%20Cost%20Moores%20Law%20Sep%202017v2.xls'#$'Graph Data'.BF7]" office:value-type="float" office:value="1355.79026773633" calcext:value-type="float">
            <text:p>$1,356</text:p>
          </table:table-cell>
          <table:table-cell table:formula="of:=[.D62]/[.B62]" office:value-type="float" office:value="89999.9999999997" calcext:value-type="float">
            <text:p>89999.9999999997</text:p>
          </table:table-cell>
          <table:table-cell table:number-columns-repeated="1019"/>
        </table:table-row>
        <table:table-row table:style-name="ro2">
          <table:table-cell table:style-name="ce2" office:value-type="float" office:value="42766" calcext:value-type="float">
            <text:p>Jan-17</text:p>
          </table:table-cell>
          <table:table-cell table:style-name="ce6" table:formula="of:=['smb://centaur.nhgri.nih.gov/share/DERshare/CENTERS/Sequencing%20Team%20Resources/Frequently%20Referenced%20Graphs%20-%20Cost,%20Capacity/Sequencing%20Cost%20Moores%20Law%20Sep%202017v2.xls'#$'Graph Data'.BG5]" office:value-type="float" office:value="0.0112820496890271" calcext:value-type="float">
            <text:p>$0.011</text:p>
          </table:table-cell>
          <table:table-cell table:style-name="ce9" table:formula="of:=['smb://centaur.nhgri.nih.gov/share/DERshare/CENTERS/Sequencing%20Team%20Resources/Frequently%20Referenced%20Graphs%20-%20Cost,%20Capacity/Sequencing%20Cost%20Moores%20Law%20Sep%202017v2.xls'#$'Graph Data'.BG34]" office:value-type="float" office:value="954511868.429208" calcext:value-type="float">
            <text:p>954,511,868 </text:p>
          </table:table-cell>
          <table:table-cell table:style-name="ce12" table:formula="of:=['smb://centaur.nhgri.nih.gov/share/DERshare/CENTERS/Sequencing%20Team%20Resources/Frequently%20Referenced%20Graphs%20-%20Cost,%20Capacity/Sequencing%20Cost%20Moores%20Law%20Sep%202017v2.xls'#$'Graph Data'.BG7]" office:value-type="float" office:value="1015.38447201243" calcext:value-type="float">
            <text:p>$1,015</text:p>
          </table:table-cell>
          <table:table-cell table:formula="of:=[.D63]/[.B63]" office:value-type="float" office:value="89999.9999999992" calcext:value-type="float">
            <text:p>89999.9999999992</text:p>
          </table:table-cell>
          <table:table-cell table:number-columns-repeated="1019"/>
        </table:table-row>
        <table:table-row table:style-name="ro2">
          <table:table-cell table:style-name="ce2" office:value-type="float" office:value="42855" calcext:value-type="float">
            <text:p>Apr-17</text:p>
          </table:table-cell>
          <table:table-cell table:style-name="ce6" table:formula="of:=['smb://centaur.nhgri.nih.gov/share/DERshare/CENTERS/Sequencing%20Team%20Resources/Frequently%20Referenced%20Graphs%20-%20Cost,%20Capacity/Sequencing%20Cost%20Moores%20Law%20Sep%202017v2.xls'#$'Graph Data'.BH5]" office:value-type="float" office:value="0.0146984849531795" calcext:value-type="float">
            <text:p>$0.015</text:p>
          </table:table-cell>
          <table:table-cell table:style-name="ce9" table:formula="of:=['smb://centaur.nhgri.nih.gov/share/DERshare/CENTERS/Sequencing%20Team%20Resources/Frequently%20Referenced%20Graphs%20-%20Cost,%20Capacity/Sequencing%20Cost%20Moores%20Law%20Sep%202017v2.xls'#$'Graph Data'.BH34]" office:value-type="float" office:value="839005369.485506" calcext:value-type="float">
            <text:p>839,005,369 </text:p>
          </table:table-cell>
          <table:table-cell table:style-name="ce12" table:formula="of:=['smb://centaur.nhgri.nih.gov/share/DERshare/CENTERS/Sequencing%20Team%20Resources/Frequently%20Referenced%20Graphs%20-%20Cost,%20Capacity/Sequencing%20Cost%20Moores%20Law%20Sep%202017v2.xls'#$'Graph Data'.BH7]" office:value-type="float" office:value="1322.86364578616" calcext:value-type="float">
            <text:p>$1,323</text:p>
          </table:table-cell>
          <table:table-cell table:formula="of:=[.D64]/[.B64]" office:value-type="float" office:value="90000.0000000004" calcext:value-type="float">
            <text:p>90000.0000000004</text:p>
          </table:table-cell>
          <table:table-cell table:number-columns-repeated="1019"/>
        </table:table-row>
        <table:table-row table:style-name="ro2">
          <table:table-cell table:style-name="ce2" office:value-type="float" office:value="42947" calcext:value-type="float">
            <text:p>Jul-17</text:p>
          </table:table-cell>
          <table:table-cell table:style-name="ce6" table:formula="of:=['smb://centaur.nhgri.nih.gov/share/DERshare/CENTERS/Sequencing%20Team%20Resources/Frequently%20Referenced%20Graphs%20-%20Cost,%20Capacity/Sequencing%20Cost%20Moores%20Law%20Sep%202017v2.xls'#$'Graph Data'.BI5]" office:value-type="float" office:value="0.0124581274627895" calcext:value-type="float">
            <text:p>$0.012</text:p>
          </table:table-cell>
          <table:table-cell table:style-name="ce9" table:formula="of:=['smb://centaur.nhgri.nih.gov/share/DERshare/CENTERS/Sequencing%20Team%20Resources/Frequently%20Referenced%20Graphs%20-%20Cost,%20Capacity/Sequencing%20Cost%20Moores%20Law%20Sep%202017v2.xls'#$'Graph Data'.BI34]" office:value-type="float" office:value="743402710.56" calcext:value-type="float">
            <text:p>743,402,711 </text:p>
          </table:table-cell>
          <table:table-cell table:style-name="ce12" table:formula="of:=['smb://centaur.nhgri.nih.gov/share/DERshare/CENTERS/Sequencing%20Team%20Resources/Frequently%20Referenced%20Graphs%20-%20Cost,%20Capacity/Sequencing%20Cost%20Moores%20Law%20Sep%202017v2.xls'#$'Graph Data'.BI7]" office:value-type="float" office:value="1121.23147165105" calcext:value-type="float">
            <text:p>$1,121</text:p>
          </table:table-cell>
          <table:table-cell table:formula="of:=[.D65]/[.B65]" office:value-type="float" office:value="89999.9999999996" calcext:value-type="float">
            <text:p>89999.999999999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_xlnm.Print_Titles" table:base-cell-address="$'Data Table'.$A$1" table:expression="'data table'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text>$</number:text>
      <number:number number:decimal-places="2" number:min-integer-digits="1" number:grouping="true"/>
    </number:number-style>
    <number:number-style style:name="N13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text>$</number:text>
      <number:number number:decimal-places="0" number:min-integer-digits="1" number:grouping="true"/>
    </number:number-style>
    <number:number-style style:name="N140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text>$</number:text>
      <number:number number: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8"/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-X="1" style:scale-to-Y="1" style:table-centering="both" style:writing-mode="lr-tb" style:print="annotations 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8:33:00.346215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Table" style:display-name="PageStyle_Data 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tterstrand, Kris (NIH/NHGRI) [E]</meta:initial-creator>
    <dc:creator>Lucas Czech</dc:creator>
    <meta:creation-date>2017-10-30T20:34:13</meta:creation-date>
    <dc:date>2018-09-25T18:41:14.796416812</dc:date>
    <meta:generator>LibreOffice/4.2.8.2$Linux_X86_64 LibreOffice_project/420m0$Build-2</meta:generator>
    <meta:editing-duration>PT2M20S</meta:editing-duration>
    <meta:editing-cycles>3</meta:editing-cycles>
    <meta:document-statistic meta:table-count="1" meta:cell-count="29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3">
      <number:text>$</number:text>
      <number:number number:decimal-places="2" number:min-integer-digits="1" number:grouping="true"/>
    </number:number-style>
    <number:number-style style:name="N137">
      <number:text>$</number:text>
      <number:number number:decimal-places="0" number:min-integer-digits="1" number:grouping="true"/>
    </number:number-style>
    <number:date-style style:name="N10147P0" style:volatile="true" number:language="en" number:country="US"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147">
      <style:chart-properties chart:display-label="true" chart:logarithmic="false" chart:text-overlap="true" chart:reverse-direction="false" text:line-break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display-label="true" chart:logarithmic="true" chart:minimum="1000" chart:maximum="1000000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>
        <chart:symbol-image xlink:href="Pictures/2000000A000000DF000000DF652A76D8.svm" xlink:type="simple" xlink:actuate="onLoad"/>
      </style:chart-properties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0066" draw:fill-color="#ff00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401cm" svg:height="21.359cm" xlink:href=".." xlink:type="simple" chart:class="chart:line" chart:style-name="ch1">
        <chart:legend chart:legend-position="end" svg:x="42.063cm" svg:y="10.104cm" style:legend-expansion="high" chart:style-name="ch2"/>
        <chart:plot-area chart:style-name="ch3" table:cell-range-address="'Data Table'.A2:'Data Table'.B65 'Data Table'.A1:'Data Table'.B1 'Data Table'.D1:'Data Table'.D65" chart:data-source-has-labels="both" svg:x="1.962cm" svg:y="0.427cm" svg:width="37.661cm" svg:height="20.505cm">
          <chartooo:coordinate-region svg:x="4.088cm" svg:y="0.641cm" svg:width="32.683cm" svg:height="19.192cm"/>
          <chart:axis chart:dimension="x" chart:name="primary-x" chart:style-name="ch4" chartooo:axis-type="auto">
            <chartooo:date-scale/>
            <chart:categories table:cell-range-address="'Data Table'.A2:'Data Table'.A65"/>
          </chart:axis>
          <chart:axis chart:dimension="y" chart:name="primary-y" chart:style-name="ch5">
            <chart:title svg:x="0.451cm" svg:y="11.643cm" chart:style-name="ch6">
              <text:p>Cost per Mb</text:p>
            </chart:title>
            <chart:grid chart:style-name="ch7" chart:class="major"/>
          </chart:axis>
          <chart:axis chart:dimension="y" chart:name="secondary-y" chart:style-name="ch8">
            <chart:title svg:x="40.552cm" svg:y="12.052cm" chart:style-name="ch6">
              <text:p>Cost per Genome</text:p>
            </chart:title>
          </chart:axis>
          <chart:series chart:attached-axis="primary-y" chart:style-name="ch9" chart:values-cell-range-address="'Data Table'.B2:'Data Table'.B65" chart:label-cell-address="'Data Table'.B1:'Data Table'.B1" chart:class="chart:line">
            <chart:data-point chart:style-name="ch10" chart:repeated="59"/>
            <chart:data-point chart:repeated="5"/>
          </chart:series>
          <chart:series chart:attached-axis="secondary-y" chart:style-name="ch11" chart:values-cell-range-address="'Data Table'.D2:'Data Table'.D65" chart:label-cell-address="'Data Table'.D1:'Data Table'.D1" chart:class="chart:line">
            <chart:data-point chart:style-name="ch10" chart:repeated="59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per Mb </text:p>
                <draw:g>
                  <svg:desc>'Data Table'.B1:'Data Table'.B1</svg:desc>
                </draw:g>
              </table:table-cell>
              <table:table-cell office:value-type="string">
                <text:p>Cost per Genome </text:p>
                <draw:g>
                  <svg:desc>'Data Table'.D1:'Data Table'.D1</svg:desc>
                </draw:g>
              </table:table-cell>
            </table:table-row>
          </table:table-header-rows>
          <table:table-rows>
            <table:table-row>
              <table:table-cell office:value-type="float" office:value="37164">
                <text:p>37160</text:p>
                <draw:g>
                  <svg:desc>'Data Table'.A2:'Data Table'.A65</svg:desc>
                </draw:g>
              </table:table-cell>
              <table:table-cell office:value-type="float" office:value="5292.39288459743">
                <text:p>5292.39288459743</text:p>
                <draw:g>
                  <svg:desc>'Data Table'.B2:'Data Table'.B65</svg:desc>
                </draw:g>
              </table:table-cell>
              <table:table-cell office:value-type="float" office:value="95263071.9227537">
                <text:p>95263071.9227537</text:p>
                <draw:g>
                  <svg:desc>'Data Table'.D2:'Data Table'.D6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46">
                <text:p>37350</text:p>
              </table:table-cell>
              <table:table-cell office:value-type="float" office:value="3898.63541198599">
                <text:p>3898.63541198599</text:p>
              </table:table-cell>
              <table:table-cell office:value-type="float" office:value="70175437.4157478">
                <text:p>70175437.4157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29">
                <text:p>37530</text:p>
              </table:table-cell>
              <table:table-cell office:value-type="float" office:value="3413.80119458543">
                <text:p>3413.80119458543</text:p>
              </table:table-cell>
              <table:table-cell office:value-type="float" office:value="61448421.5025378">
                <text:p>61448421.5025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1">
                <text:p>37710</text:p>
              </table:table-cell>
              <table:table-cell office:value-type="float" office:value="2986.20467096558">
                <text:p>2986.20467096558</text:p>
              </table:table-cell>
              <table:table-cell office:value-type="float" office:value="53751684.0773804">
                <text:p>53751684.0773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5">
                <text:p>37930</text:p>
              </table:table-cell>
              <table:table-cell office:value-type="float" office:value="2230.97523501797">
                <text:p>2230.97523501797</text:p>
              </table:table-cell>
              <table:table-cell office:value-type="float" office:value="40157554.2303234">
                <text:p>40157554.2303234</text:p>
              </table:table-cell>
            </table:table-row>
            <table:table-row>
              <table:table-cell office:value-type="float" office:value="38017">
                <text:p>38020</text:p>
              </table:table-cell>
              <table:table-cell office:value-type="float" office:value="1598.90978924023">
                <text:p>1598.90978924023</text:p>
              </table:table-cell>
              <table:table-cell office:value-type="float" office:value="28780376.2063242">
                <text:p>28780376.2063242</text:p>
              </table:table-cell>
            </table:table-row>
            <table:table-row>
              <table:table-cell office:value-type="float" office:value="38107">
                <text:p>38110</text:p>
              </table:table-cell>
              <table:table-cell office:value-type="float" office:value="1135.69867449144">
                <text:p>1135.69867449144</text:p>
              </table:table-cell>
              <table:table-cell office:value-type="float" office:value="20442576.1408458">
                <text:p>20442576.1408458</text:p>
              </table:table-cell>
            </table:table-row>
            <table:table-row>
              <table:table-cell office:value-type="float" office:value="38199">
                <text:p>38200</text:p>
              </table:table-cell>
              <table:table-cell office:value-type="float" office:value="1107.46365195489">
                <text:p>1107.46365195489</text:p>
              </table:table-cell>
              <table:table-cell office:value-type="float" office:value="19934345.735188">
                <text:p>19934345.735188</text:p>
              </table:table-cell>
            </table:table-row>
            <table:table-row>
              <table:table-cell office:value-type="float" office:value="38291">
                <text:p>38290</text:p>
              </table:table-cell>
              <table:table-cell office:value-type="float" office:value="1028.850675757">
                <text:p>1028.850675757</text:p>
              </table:table-cell>
              <table:table-cell office:value-type="float" office:value="18519312.163626">
                <text:p>18519312.163626</text:p>
              </table:table-cell>
            </table:table-row>
            <table:table-row>
              <table:table-cell office:value-type="float" office:value="38383">
                <text:p>38380</text:p>
              </table:table-cell>
              <table:table-cell office:value-type="float" office:value="974.164975656398">
                <text:p>974.164975656398</text:p>
              </table:table-cell>
              <table:table-cell office:value-type="float" office:value="17534969.5618152">
                <text:p>17534969.5618152</text:p>
              </table:table-cell>
            </table:table-row>
            <table:table-row>
              <table:table-cell office:value-type="float" office:value="38472">
                <text:p>38470</text:p>
              </table:table-cell>
              <table:table-cell office:value-type="float" office:value="897.761079893624">
                <text:p>897.761079893624</text:p>
              </table:table-cell>
              <table:table-cell office:value-type="float" office:value="16159699.4380852">
                <text:p>16159699.4380852</text:p>
              </table:table-cell>
            </table:table-row>
            <table:table-row>
              <table:table-cell office:value-type="float" office:value="38564">
                <text:p>38560</text:p>
              </table:table-cell>
              <table:table-cell office:value-type="float" office:value="898.901339133253">
                <text:p>898.901339133253</text:p>
              </table:table-cell>
              <table:table-cell office:value-type="float" office:value="16180224.1043986">
                <text:p>16180224.1043986</text:p>
              </table:table-cell>
            </table:table-row>
            <table:table-row>
              <table:table-cell office:value-type="float" office:value="38656">
                <text:p>38660</text:p>
              </table:table-cell>
              <table:table-cell office:value-type="float" office:value="766.729121883708">
                <text:p>766.729121883708</text:p>
              </table:table-cell>
              <table:table-cell office:value-type="float" office:value="13801124.1939067">
                <text:p>13801124.1939067</text:p>
              </table:table-cell>
            </table:table-row>
            <table:table-row>
              <table:table-cell office:value-type="float" office:value="38748">
                <text:p>38750</text:p>
              </table:table-cell>
              <table:table-cell office:value-type="float" office:value="699.203272287638">
                <text:p>699.203272287638</text:p>
              </table:table-cell>
              <table:table-cell office:value-type="float" office:value="12585658.9011775">
                <text:p>12585658.9011775</text:p>
              </table:table-cell>
            </table:table-row>
            <table:table-row>
              <table:table-cell office:value-type="float" office:value="38837">
                <text:p>38840</text:p>
              </table:table-cell>
              <table:table-cell office:value-type="float" office:value="651.807473345772">
                <text:p>651.807473345772</text:p>
              </table:table-cell>
              <table:table-cell office:value-type="float" office:value="11732534.5202239">
                <text:p>11732534.5202239</text:p>
              </table:table-cell>
            </table:table-row>
            <table:table-row>
              <table:table-cell office:value-type="float" office:value="38929">
                <text:p>38930</text:p>
              </table:table-cell>
              <table:table-cell office:value-type="float" office:value="636.406401173526">
                <text:p>636.406401173526</text:p>
              </table:table-cell>
              <table:table-cell office:value-type="float" office:value="11455315.2211235">
                <text:p>11455315.2211235</text:p>
              </table:table-cell>
            </table:table-row>
            <table:table-row>
              <table:table-cell office:value-type="float" office:value="39021">
                <text:p>39020</text:p>
              </table:table-cell>
              <table:table-cell office:value-type="float" office:value="581.919797835996">
                <text:p>581.919797835996</text:p>
              </table:table-cell>
              <table:table-cell office:value-type="float" office:value="10474556.3610479">
                <text:p>10474556.3610479</text:p>
              </table:table-cell>
            </table:table-row>
            <table:table-row>
              <table:table-cell office:value-type="float" office:value="39113">
                <text:p>39110</text:p>
              </table:table-cell>
              <table:table-cell office:value-type="float" office:value="522.707717206898">
                <text:p>522.707717206898</text:p>
              </table:table-cell>
              <table:table-cell office:value-type="float" office:value="9408738.90972417">
                <text:p>9408738.90972417</text:p>
              </table:table-cell>
            </table:table-row>
            <table:table-row>
              <table:table-cell office:value-type="float" office:value="39202">
                <text:p>39200</text:p>
              </table:table-cell>
              <table:table-cell office:value-type="float" office:value="502.611276062252">
                <text:p>502.611276062252</text:p>
              </table:table-cell>
              <table:table-cell office:value-type="float" office:value="9047002.96912053">
                <text:p>9047002.96912053</text:p>
              </table:table-cell>
            </table:table-row>
            <table:table-row>
              <table:table-cell office:value-type="float" office:value="39294">
                <text:p>39290</text:p>
              </table:table-cell>
              <table:table-cell office:value-type="float" office:value="495.963452377878">
                <text:p>495.963452377878</text:p>
              </table:table-cell>
              <table:table-cell office:value-type="float" office:value="8927342.14280181">
                <text:p>8927342.14280181</text:p>
              </table:table-cell>
            </table:table-row>
            <table:table-row>
              <table:table-cell office:value-type="float" office:value="39386">
                <text:p>39390</text:p>
              </table:table-cell>
              <table:table-cell office:value-type="float" office:value="397.087299360161">
                <text:p>397.087299360161</text:p>
              </table:table-cell>
              <table:table-cell office:value-type="float" office:value="7147571.3884829">
                <text:p>7147571.3884829</text:p>
              </table:table-cell>
            </table:table-row>
            <table:table-row>
              <table:table-cell office:value-type="float" office:value="39478">
                <text:p>39480</text:p>
              </table:table-cell>
              <table:table-cell office:value-type="float" office:value="102.127332976897">
                <text:p>102.127332976897</text:p>
              </table:table-cell>
              <table:table-cell office:value-type="float" office:value="3063819.9893069">
                <text:p>3063819.9893069</text:p>
              </table:table-cell>
            </table:table-row>
            <table:table-row>
              <table:table-cell office:value-type="float" office:value="39568">
                <text:p>39570</text:p>
              </table:table-cell>
              <table:table-cell office:value-type="float" office:value="15.0331358774212">
                <text:p>15.0331358774212</text:p>
              </table:table-cell>
              <table:table-cell office:value-type="float" office:value="1352982.22896791">
                <text:p>1352982.22896791</text:p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8.35644335788914">
                <text:p>8.35644335788914</text:p>
              </table:table-cell>
              <table:table-cell office:value-type="float" office:value="752079.902210023">
                <text:p>752079.902210023</text:p>
              </table:table-cell>
            </table:table-row>
            <table:table-row>
              <table:table-cell office:value-type="float" office:value="39752">
                <text:p>39750</text:p>
              </table:table-cell>
              <table:table-cell office:value-type="float" office:value="3.8055784468656">
                <text:p>3.8055784468656</text:p>
              </table:table-cell>
              <table:table-cell office:value-type="float" office:value="342502.060217904">
                <text:p>342502.060217904</text:p>
              </table:table-cell>
            </table:table-row>
            <table:table-row>
              <table:table-cell office:value-type="float" office:value="39844">
                <text:p>39840</text:p>
              </table:table-cell>
              <table:table-cell office:value-type="float" office:value="2.58594930825627">
                <text:p>2.58594930825627</text:p>
              </table:table-cell>
              <table:table-cell office:value-type="float" office:value="232735.437743064">
                <text:p>232735.437743064</text:p>
              </table:table-cell>
            </table:table-row>
            <table:table-row>
              <table:table-cell office:value-type="float" office:value="39933">
                <text:p>39930</text:p>
              </table:table-cell>
              <table:table-cell office:value-type="float" office:value="1.71903998969201">
                <text:p>1.71903998969201</text:p>
              </table:table-cell>
              <table:table-cell office:value-type="float" office:value="154713.599072281">
                <text:p>154713.599072281</text:p>
              </table:table-cell>
            </table:table-row>
            <table:table-row>
              <table:table-cell office:value-type="float" office:value="40025">
                <text:p>40030</text:p>
              </table:table-cell>
              <table:table-cell office:value-type="float" office:value="1.20072377153171">
                <text:p>1.20072377153171</text:p>
              </table:table-cell>
              <table:table-cell office:value-type="float" office:value="108065.139437854">
                <text:p>108065.139437854</text:p>
              </table:table-cell>
            </table:table-row>
            <table:table-row>
              <table:table-cell office:value-type="float" office:value="40117">
                <text:p>40120</text:p>
              </table:table-cell>
              <table:table-cell office:value-type="float" office:value="0.781481493601765">
                <text:p>0.781481493601765</text:p>
              </table:table-cell>
              <table:table-cell office:value-type="float" office:value="70333.3344241588">
                <text:p>70333.3344241588</text:p>
              </table:table-cell>
            </table:table-row>
            <table:table-row>
              <table:table-cell office:value-type="float" office:value="40209">
                <text:p>40210</text:p>
              </table:table-cell>
              <table:table-cell office:value-type="float" office:value="0.519714142549029">
                <text:p>0.519714142549029</text:p>
              </table:table-cell>
              <table:table-cell office:value-type="float" office:value="46774.2728294126">
                <text:p>46774.2728294126</text:p>
              </table:table-cell>
            </table:table-row>
            <table:table-row>
              <table:table-cell office:value-type="float" office:value="40298">
                <text:p>40300</text:p>
              </table:table-cell>
              <table:table-cell office:value-type="float" office:value="0.350133772694846">
                <text:p>0.350133772694846</text:p>
              </table:table-cell>
              <table:table-cell office:value-type="float" office:value="31512.0395425361">
                <text:p>31512.0395425361</text:p>
              </table:table-cell>
            </table:table-row>
            <table:table-row>
              <table:table-cell office:value-type="float" office:value="40390">
                <text:p>40390</text:p>
              </table:table-cell>
              <table:table-cell office:value-type="float" office:value="0.345832897084158">
                <text:p>0.345832897084158</text:p>
              </table:table-cell>
              <table:table-cell office:value-type="float" office:value="31124.9607375743">
                <text:p>31124.9607375743</text:p>
              </table:table-cell>
            </table:table-row>
            <table:table-row>
              <table:table-cell office:value-type="float" office:value="40482">
                <text:p>40480</text:p>
              </table:table-cell>
              <table:table-cell office:value-type="float" office:value="0.323241486060564">
                <text:p>0.323241486060564</text:p>
              </table:table-cell>
              <table:table-cell office:value-type="float" office:value="29091.7337454507">
                <text:p>29091.7337454507</text:p>
              </table:table-cell>
            </table:table-row>
            <table:table-row>
              <table:table-cell office:value-type="float" office:value="40574">
                <text:p>40570</text:p>
              </table:table-cell>
              <table:table-cell office:value-type="float" office:value="0.232919802788843">
                <text:p>0.232919802788843</text:p>
              </table:table-cell>
              <table:table-cell office:value-type="float" office:value="20962.7822509958">
                <text:p>20962.7822509958</text:p>
              </table:table-cell>
            </table:table-row>
            <table:table-row>
              <table:table-cell office:value-type="float" office:value="40663">
                <text:p>40660</text:p>
              </table:table-cell>
              <table:table-cell office:value-type="float" office:value="0.185689034573575">
                <text:p>0.185689034573575</text:p>
              </table:table-cell>
              <table:table-cell office:value-type="float" office:value="16712.0131116217">
                <text:p>16712.0131116217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0.116632599765115">
                <text:p>0.116632599765115</text:p>
              </table:table-cell>
              <table:table-cell office:value-type="float" office:value="10496.9339788604">
                <text:p>10496.9339788604</text:p>
              </table:table-cell>
            </table:table-row>
            <table:table-row>
              <table:table-cell office:value-type="float" office:value="40846">
                <text:p>40850</text:p>
              </table:table-cell>
              <table:table-cell office:value-type="float" office:value="0.0860382011628342">
                <text:p>0.0860382011628342</text:p>
              </table:table-cell>
              <table:table-cell office:value-type="float" office:value="7743.43810465508">
                <text:p>7743.43810465508</text:p>
              </table:table-cell>
            </table:table-row>
            <table:table-row>
              <table:table-cell office:value-type="float" office:value="40939">
                <text:p>40940</text:p>
              </table:table-cell>
              <table:table-cell office:value-type="float" office:value="0.0851802115362145">
                <text:p>0.0851802115362145</text:p>
              </table:table-cell>
              <table:table-cell office:value-type="float" office:value="7666.2190382593">
                <text:p>7666.2190382593</text:p>
              </table:table-cell>
            </table:table-row>
            <table:table-row>
              <table:table-cell office:value-type="float" office:value="41029">
                <text:p>41030</text:p>
              </table:table-cell>
              <table:table-cell office:value-type="float" office:value="0.0655699181719702">
                <text:p>0.0655699181719702</text:p>
              </table:table-cell>
              <table:table-cell office:value-type="float" office:value="5901.29263547731">
                <text:p>5901.29263547731</text:p>
              </table:table-cell>
            </table:table-row>
            <table:table-row>
              <table:table-cell office:value-type="float" office:value="41121">
                <text:p>41120</text:p>
              </table:table-cell>
              <table:table-cell office:value-type="float" office:value="0.0664969037714679">
                <text:p>0.0664969037714679</text:p>
              </table:table-cell>
              <table:table-cell office:value-type="float" office:value="5984.72133943211">
                <text:p>5984.72133943211</text:p>
              </table:table-cell>
            </table:table-row>
            <table:table-row>
              <table:table-cell office:value-type="float" office:value="41213">
                <text:p>41210</text:p>
              </table:table-cell>
              <table:table-cell office:value-type="float" office:value="0.0735372142078257">
                <text:p>0.0735372142078257</text:p>
              </table:table-cell>
              <table:table-cell office:value-type="float" office:value="6618.34927870432">
                <text:p>6618.34927870432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0.0630149564239849">
                <text:p>0.0630149564239849</text:p>
              </table:table-cell>
              <table:table-cell office:value-type="float" office:value="5671.34607815864">
                <text:p>5671.34607815864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0.0636412484229095">
                <text:p>0.0636412484229095</text:p>
              </table:table-cell>
              <table:table-cell office:value-type="float" office:value="5550.26483952985">
                <text:p>5550.26483952985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0.0616696093281095">
                <text:p>0.0616696093281095</text:p>
              </table:table-cell>
              <table:table-cell office:value-type="float" office:value="5550.26483952985">
                <text:p>5550.26483952985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0.0566230780616118">
                <text:p>0.0566230780616118</text:p>
              </table:table-cell>
              <table:table-cell office:value-type="float" office:value="5096.07702554506">
                <text:p>5096.07702554506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0.0445345222123172">
                <text:p>0.0445345222123172</text:p>
              </table:table-cell>
              <table:table-cell office:value-type="float" office:value="4008.10699910855">
                <text:p>4008.10699910855</text:p>
              </table:table-cell>
            </table:table-row>
            <table:table-row>
              <table:table-cell office:value-type="float" office:value="41759">
                <text:p>41760</text:p>
              </table:table-cell>
              <table:table-cell office:value-type="float" office:value="0.0546721871011926">
                <text:p>0.0546721871011926</text:p>
              </table:table-cell>
              <table:table-cell office:value-type="float" office:value="4920.49683910734">
                <text:p>4920.49683910734</text:p>
              </table:table-cell>
            </table:table-row>
            <table:table-row>
              <table:table-cell office:value-type="float" office:value="41851">
                <text:p>41850</text:p>
              </table:table-cell>
              <table:table-cell office:value-type="float" office:value="0.0544983018675451">
                <text:p>0.0544983018675451</text:p>
              </table:table-cell>
              <table:table-cell office:value-type="float" office:value="4904.84716807906">
                <text:p>4904.84716807906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0.0636765613837311">
                <text:p>0.0636765613837311</text:p>
              </table:table-cell>
              <table:table-cell office:value-type="float" office:value="5730.8905245358">
                <text:p>5730.8905245358</text:p>
              </table:table-cell>
            </table:table-row>
            <table:table-row>
              <table:table-cell office:value-type="float" office:value="42035">
                <text:p>42040</text:p>
              </table:table-cell>
              <table:table-cell office:value-type="float" office:value="0.0441093086895207">
                <text:p>0.0441093086895207</text:p>
              </table:table-cell>
              <table:table-cell office:value-type="float" office:value="3969.83778205686">
                <text:p>3969.83778205686</text:p>
              </table:table-cell>
            </table:table-row>
            <table:table-row>
              <table:table-cell office:value-type="float" office:value="42124">
                <text:p>42120</text:p>
              </table:table-cell>
              <table:table-cell office:value-type="float" office:value="0.0467865256395565">
                <text:p>0.0467865256395565</text:p>
              </table:table-cell>
              <table:table-cell office:value-type="float" office:value="4210.78730756009">
                <text:p>4210.78730756009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0.0151471134830736">
                <text:p>0.0151471134830736</text:p>
              </table:table-cell>
              <table:table-cell office:value-type="float" office:value="1363.24021347662">
                <text:p>1363.24021347662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0.0138367646413376">
                <text:p>0.0138367646413376</text:p>
              </table:table-cell>
              <table:table-cell office:value-type="float" office:value="1245.30881772039">
                <text:p>1245.30881772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.0144076742647683">
                <text:p>0.0144076742647683</text:p>
              </table:table-cell>
              <table:table-cell office:value-type="float" office:value="1296.69068382915">
                <text:p>1296.69068382915</text:p>
              </table:table-cell>
            </table:table-row>
            <table:table-row>
              <table:table-cell office:value-type="float" office:value="42582">
                <text:p>42580</text:p>
              </table:table-cell>
              <table:table-cell office:value-type="float" office:value="0.0250788568064379">
                <text:p>0.0250788568064379</text:p>
              </table:table-cell>
              <table:table-cell office:value-type="float" office:value="2257.09711257941">
                <text:p>2257.09711257941</text:p>
              </table:table-cell>
            </table:table-row>
            <table:table-row>
              <table:table-cell office:value-type="float" office:value="42674">
                <text:p>42670</text:p>
              </table:table-cell>
              <table:table-cell office:value-type="float" office:value="0.0150643363081815">
                <text:p>0.0150643363081815</text:p>
              </table:table-cell>
              <table:table-cell office:value-type="float" office:value="1355.79026773633">
                <text:p>1355.79026773633</text:p>
              </table:table-cell>
            </table:table-row>
            <table:table-row>
              <table:table-cell office:value-type="float" office:value="42766">
                <text:p>42770</text:p>
              </table:table-cell>
              <table:table-cell office:value-type="float" office:value="0.0112820496890271">
                <text:p>0.0112820496890271</text:p>
              </table:table-cell>
              <table:table-cell office:value-type="float" office:value="1015.38447201243">
                <text:p>1015.38447201243</text:p>
              </table:table-cell>
            </table:table-row>
            <table:table-row>
              <table:table-cell office:value-type="float" office:value="42855">
                <text:p>42860</text:p>
              </table:table-cell>
              <table:table-cell office:value-type="float" office:value="0.0146984849531795">
                <text:p>0.0146984849531795</text:p>
              </table:table-cell>
              <table:table-cell office:value-type="float" office:value="1322.86364578616">
                <text:p>1322.86364578616</text:p>
              </table:table-cell>
            </table:table-row>
            <table:table-row>
              <table:table-cell office:value-type="float" office:value="42947">
                <text:p>42950</text:p>
              </table:table-cell>
              <table:table-cell office:value-type="float" office:value="0.0124581274627895">
                <text:p>0.0124581274627895</text:p>
              </table:table-cell>
              <table:table-cell office:value-type="float" office:value="1121.23147165105">
                <text:p>1121.23147165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